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3" style:parent-style-name="Normal" style:family="paragraph">
      <style:paragraph-properties fo:margin-bottom="0.1388in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6" style:parent-style-name="Normal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bottom="0.1388in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9" style:parent-style-name="Normal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0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1" style:parent-style-name="Normal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2" style:parent-style-name="Listeafsnit" style:family="paragraph">
      <style:text-properties fo:language="en" fo:country="US"/>
    </style:style>
    <style:style style:name="P13" style:parent-style-name="Listeafsnit" style:family="paragraph">
      <style:paragraph-properties fo:margin-left="1.1527in">
        <style:tab-stops/>
      </style:paragraph-properties>
    </style:style>
    <style:style style:name="T14" style:parent-style-name="Hyperlink" style:family="text">
      <style:text-properties fo:language="en" fo:country="US"/>
    </style:style>
    <style:style style:name="P15" style:parent-style-name="Listeafsnit" style:family="paragraph"/>
    <style:style style:name="T16" style:parent-style-name="Standardskrifttypeiafsnit" style:family="text">
      <style:text-properties fo:language="nb" fo:country="NO"/>
    </style:style>
    <style:style style:name="P17" style:parent-style-name="Listeafsnit" style:family="paragraph">
      <style:paragraph-properties fo:margin-left="1.1527in">
        <style:tab-stops/>
      </style:paragraph-properties>
    </style:style>
    <style:style style:name="P18" style:parent-style-name="Listeafsnit" style:family="paragraph"/>
    <style:style style:name="P19" style:parent-style-name="Listeafsnit" style:family="paragraph"/>
    <style:style style:name="P20" style:parent-style-name="Normal" style:family="paragraph">
      <style:paragraph-properties fo:margin-bottom="0in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21" style:parent-style-name="Normal" style:family="paragraph">
      <style:paragraph-properties fo:margin-bottom="0in"/>
    </style:style>
    <style:style style:name="T2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23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24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5" style:parent-style-name="Normal" style:family="paragraph">
      <style:paragraph-properties fo:margin-bottom="0in"/>
    </style:style>
    <style:style style:name="T26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27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28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9" style:parent-style-name="Normal" style:family="paragraph">
      <style:paragraph-properties fo:margin-bottom="0in"/>
    </style:style>
    <style:style style:name="T30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1" style:parent-style-name="Normal" style:family="paragraph">
      <style:text-properties fo:font-size="14pt" style:font-size-asian="14pt" style:font-size-complex="14pt" fo:language="en" fo:country="US"/>
    </style:style>
    <style:style style:name="T32" style:parent-style-name="Standardskrifttypeiafsnit" style:family="text">
      <style:text-properties fo:font-size="14pt" style:font-size-asian="14pt" style:font-size-complex="14pt" fo:language="en" fo:country="US"/>
    </style:style>
    <style:style style:name="T33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4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5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6" style:parent-style-name="Standardskrifttypeiafsnit" style:family="text">
      <style:text-properties fo:font-size="14pt" style:font-size-asian="14pt" style:font-size-complex="14pt" fo:language="en" fo:country="US"/>
    </style:style>
    <style:style style:name="T37" style:parent-style-name="Standardskrifttypeiafsnit" style:family="text">
      <style:text-properties fo:language="en" fo:country="US"/>
    </style:style>
  </office:automatic-styles>
  <office:body>
    <office:text text:use-soft-page-breaks="true">
      <text:p text:style-name="P1"><text:span text:style-name="T2">Gruppemøde #5 gruppe 2</text:span></text:p>
      <text:p text:style-name="P3"><text:span text:style-name="T4">Dato:  </text:span><text:span text:style-name="T5">11/09-2018 <text:s text:c="2"/></text:span></text:p>
      <text:p text:style-name="P6"/>
      <text:p text:style-name="P7"><text:span text:style-name="T8">Dagsorden</text:span></text:p>
      <text:list text:style-name="LFO1" text:continue-numbering="true">
        <text:list-item>
          <text:p text:style-name="P9">Opfølgning på aktionspunkter fra forrige møde</text:p>
        </text:list-item>
      </text:list>
      <text:p text:style-name="P10"/>
      <text:list text:style-name="LFO1" text:continue-numbering="true">
        <text:list-item>
          <text:p text:style-name="P11">Aktionspunkter:</text:p>
        </text:list-item>
      </text:list>
      <text:list text:style-name="LFO2" text:continue-numbering="true">
        <text:list-item>
          <text:p text:style-name="P12">Bruger vi User Stories? YES WE CAN<text:s/></text:p>
        </text:list-item>
      </text:list>
      <text:p text:style-name="P13"><text:a xlink:href="http://www.agilemodeling.com/artifacts/userStory.htm#InitialFormal" office:target-frame-name="_top" xlink:show="replace"><text:span text:style-name="T14">http://www.agilemodeling.com/artifacts/userStory.htm#InitialFormal</text:span></text:a></text:p>
      <text:list text:style-name="LFO2" text:continue-numbering="true">
        <text:list-item>
          <text:p text:style-name="P15"><text:span text:style-name="T16">Opfølgning på Søren Hansens mail omkring redmine. <text:s/></text:span></text:p>
        </text:list-item>
      </text:list>
      <text:p text:style-name="P17">Vi har nu en redmine. Nogle kan ikke komme ind endnu –<text:s/>der er planer om at snakke med Søren Hansen om det.<text:s/></text:p>
      <text:list text:style-name="LFO2" text:continue-numbering="true">
        <text:list-item>
          <text:p text:style-name="P18">Vi skal have 2 spil: Roulette og BlackJack<text:s/></text:p>
        </text:list-item>
        <text:list-item>
          <text:p text:style-name="P19">User Stories Brainstorm:<text:s/></text:p>
        </text:list-item>
      </text:list>
      <text:p text:style-name="Normal">(dette er opdateret i filen UserStories på repos)<text:s/></text:p>
      <text:p text:style-name="Normal">Brugeren kan vælge hvilket spil han ønsker at spille. <text:s/></text:p>
      <text:p text:style-name="Normal">Brugeren kan<text:s/>indtjene deepcoins ved at vinde spil. <text:s text:c="2"/></text:p>
      <text:p text:style-name="Normal">Brugeren kan bruge deepcoins via deepshoppen.<text:s/></text:p>
      <text:p text:style-name="Normal">Brugerens highscore bliver uploadet til database<text:s/></text:p>
      <text:p text:style-name="Normal">Brugeren spiller roulette. <text:s/>(deeplette)<text:s/></text:p>
      <text:p text:style-name="Normal">Brugeren spiller black jack (Deep Jack).<text:s/></text:p>
      <text:p text:style-name="Normal"/>
      <text:p text:style-name="Normal"/>
      <text:p text:style-name="Normal">Accepttest<text:s/>beskrivelse. Disse kommer efter:<text:s/></text:p>
      <text:p text:style-name="Normal">Som bruger, vil jeg gerne spille et spil, hvor jeg kan vinde penge. <text:s/></text:p>
      <text:p text:style-name="Normal"/>
      <text:p text:style-name="P20"/>
      <text:list text:style-name="LFO1" text:continue-numbering="true">
        <text:list-item>
          <text:p text:style-name="P21"><text:span text:style-name="T22">Lektier til næste møde: <text:s/></text:span><text:span text:style-name="T23">…</text:span></text:p>
        </text:list-item>
      </text:list>
      <text:p text:style-name="P24"/>
      <text:list text:style-name="LFO1" text:continue-numbering="true">
        <text:list-item>
          <text:p text:style-name="P25"><text:span text:style-name="T26">Næste møde:<text:s/></text:span><text:span text:style-name="T27">12/09-2018 kl. 10:15<text:s/></text:span></text:p>
        </text:list-item>
      </text:list>
      <text:p text:style-name="P28"/>
      <text:list text:style-name="LFO1" text:continue-numbering="true">
        <text:list-item>
          <text:p text:style-name="P29"><text:span text:style-name="T30">Evt.<text:s/></text:span></text:p>
        </text:list-item>
      </text:list>
      <text:p text:style-name="P31"/>
      <text:p text:style-name="Normal"><text:span text:style-name="T32">“</text:span><text:span text:style-name="T33">Frey got the da</text:span><text:span text:style-name="T34"><text:s/>no</text:span><text:span text:style-name="T35"><text:s/>brain because he iz da brain</text:span><text:span text:style-name="T36">”<text:s/></text:span><text:span text:style-name="T37">Tali, 2018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style style:name="WW_CharLFO2LVL1" style:family="text">
      <style:text-properties style:font-name="Symbo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07T08:41:00Z</meta:creation-date>
    <dc:date>2018-09-12T08:59:00Z</dc:date>
    <meta:template xlink:href="Normal" xlink:type="simple"/>
    <meta:editing-cycles>9</meta:editing-cycles>
    <meta:editing-duration>PT7140S</meta:editing-duration>
    <meta:document-statistic meta:page-count="1" meta:paragraph-count="2" meta:word-count="158" meta:character-count="1125" meta:row-count="8" meta:non-whitespace-character-count="969"/>
  </office:meta>
</office:document-meta>
</file>